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monospace" svg:font-family="monospace"/>
    <style:font-face style:name="var jp-code-font-family" svg:font-family="'var jp-code-font-family'"/>
  </office:font-face-decls>
  <office:automatic-styles>
    <style:style style:name="P1" style:family="paragraph" style:parent-style-name="Standard">
      <style:text-properties fo:font-weight="normal" officeooo:rsid="0012b2af" officeooo:paragraph-rsid="0012b2af" style:font-weight-asian="normal" style:font-weight-complex="normal"/>
    </style:style>
    <style:style style:name="P2" style:family="paragraph" style:parent-style-name="Standard">
      <style:text-properties officeooo:rsid="0010d7ec"/>
    </style:style>
    <style:style style:name="P3" style:family="paragraph" style:parent-style-name="Standard">
      <style:text-properties officeooo:rsid="0010d7ec" officeooo:paragraph-rsid="0010d7ec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d7ec" officeooo:paragraph-rsid="0010d7e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b2af" officeooo:paragraph-rsid="0012b2a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913c" officeooo:paragraph-rsid="0019913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9913c" officeooo:paragraph-rsid="0019913c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2b2af" officeooo:paragraph-rsid="0012b2af" style:font-weight-asian="bold" style:font-weight-complex="bold"/>
    </style:style>
    <style:style style:name="P11" style:family="paragraph" style:parent-style-name="Standard">
      <style:text-properties fo:font-weight="bold" officeooo:rsid="0019913c" officeooo:paragraph-rsid="0019913c" style:font-weight-asian="bold" style:font-weight-complex="bold"/>
    </style:style>
    <style:style style:name="P12" style:family="paragraph" style:parent-style-name="Text_20_body">
      <style:text-properties fo:font-weight="bold" officeooo:rsid="00277c4b" officeooo:paragraph-rsid="00277c4b" style:font-weight-asian="bold" style:font-weight-complex="bold"/>
    </style:style>
    <style:style style:name="P13" style:family="paragraph" style:parent-style-name="Preformatted_20_Text">
      <style:text-properties fo:font-weight="bold" officeooo:rsid="00326265" officeooo:paragraph-rsid="00326265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0d7ec" officeooo:paragraph-rsid="0010d7e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b2af" officeooo:paragraph-rsid="0012b2af" style:font-weight-asian="normal" style:font-weight-complex="normal"/>
    </style:style>
    <style:style style:name="P16" style:family="paragraph" style:parent-style-name="Standard">
      <style:text-properties style:text-underline-style="none" officeooo:rsid="0019913c" officeooo:paragraph-rsid="0019913c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10d7ec" officeooo:paragraph-rsid="0010d7e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12b2af" officeooo:paragraph-rsid="0012b2af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12ef77" officeooo:paragraph-rsid="0012ef7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bold" officeooo:rsid="0012b2af" officeooo:paragraph-rsid="0012b2af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normal" officeooo:rsid="0010d7ec" officeooo:paragraph-rsid="0010d7e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2b2af" officeooo:paragraph-rsid="0012b2a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style:text-properties fo:font-style="normal" officeooo:rsid="002a48bc" officeooo:paragraph-rsid="002a48bc" style:font-style-asian="normal" style:font-style-complex="normal"/>
    </style:style>
    <style:style style:name="P25" style:family="paragraph" style:parent-style-name="Standard">
      <style:text-properties fo:font-style="italic" style:text-underline-style="none" fo:font-weight="normal" officeooo:rsid="0010d7ec" officeooo:paragraph-rsid="0010d7ec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solid" style:text-underline-width="auto" style:text-underline-color="font-color" officeooo:rsid="0010d7ec" officeooo:paragraph-rsid="0010d7ec" style:font-style-asian="italic" style:font-style-complex="italic"/>
    </style:style>
    <style:style style:name="P27" style:family="paragraph" style:parent-style-name="Standard">
      <style:text-properties fo:font-style="italic" style:text-underline-style="solid" style:text-underline-width="auto" style:text-underline-color="font-color" fo:font-weight="normal" officeooo:rsid="0012b2af" officeooo:paragraph-rsid="0012b2af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style="italic" officeooo:rsid="002a48bc" officeooo:paragraph-rsid="002a48bc" style:font-style-asian="italic" style:font-style-complex="italic"/>
    </style:style>
    <style:style style:name="P29" style:family="paragraph" style:parent-style-name="Standard">
      <style:text-properties fo:font-style="italic" officeooo:rsid="002a48bc" officeooo:paragraph-rsid="002a48bc" style:font-style-asian="italic" style:font-style-complex="italic"/>
    </style:style>
    <style:style style:name="P30" style:family="paragraph" style:parent-style-name="Standard">
      <style:text-properties fo:font-style="italic" style:font-style-asian="italic" style:font-style-complex="italic"/>
    </style:style>
    <style:style style:name="P31" style:family="paragraph" style:parent-style-name="Standard">
      <style:text-properties officeooo:paragraph-rsid="0012b2af"/>
    </style:style>
    <style:style style:name="P32" style:family="paragraph" style:parent-style-name="Standard">
      <style:paragraph-properties style:line-height-at-least="0.503cm"/>
      <style:text-properties fo:color="#e1e4e8" loext:opacity="100%" style:font-name="Consolas" fo:font-size="10.5pt" fo:font-weight="normal" fo:background-color="#24292e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87%" style:font-name="var jp-code-font-family" fo:font-size="9.75pt" fo:letter-spacing="normal" fo:font-style="normal" fo:font-weight="normal" loext:padding="0cm" loext:border="none"/>
    </style:style>
    <style:style style:name="P36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87%" style:font-name="var jp-code-font-family" fo:font-size="9.75pt" fo:letter-spacing="normal" fo:font-style="normal" fo:font-weight="normal" loext:padding="0cm" loext:border="none"/>
    </style:style>
    <style:style style:name="P37" style:family="paragraph" style:parent-style-name="Preformatted_20_Text">
      <style:text-properties fo:font-variant="normal" fo:text-transform="none" fo:color="#000000" loext:opacity="87%" style:font-name="var jp-code-font-family" fo:font-size="9.75pt" fo:letter-spacing="normal" fo:font-style="normal" fo:font-weight="normal" officeooo:rsid="0021b216" officeooo:paragraph-rsid="0021b216"/>
    </style:style>
    <style:style style:name="P38" style:family="paragraph" style:parent-style-name="Preformatted_20_Text">
      <style:text-properties fo:font-variant="normal" fo:text-transform="none" fo:color="#000000" loext:opacity="87%" style:font-name="var jp-code-font-family" fo:font-size="9.75pt" fo:letter-spacing="normal" fo:font-style="normal" style:text-underline-style="none" fo:font-weight="normal" officeooo:rsid="0020cbb5" officeooo:paragraph-rsid="0020cbb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text-properties fo:font-variant="normal" fo:text-transform="none" fo:color="#000000" loext:opacity="87%" style:font-name="var jp-code-font-family" fo:font-size="9.75pt" fo:letter-spacing="normal" fo:font-style="normal" style:text-underline-style="none" fo:font-weight="normal" officeooo:rsid="0021b216" officeooo:paragraph-rsid="0021b21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text-properties fo:font-variant="normal" fo:text-transform="none" fo:color="#000000" loext:opacity="87%" style:font-name="var jp-code-font-family" fo:font-size="9.75pt" fo:letter-spacing="normal" fo:font-style="normal" style:text-underline-style="none" fo:font-weight="normal" officeooo:rsid="0020cbb5" officeooo:paragraph-rsid="0020cbb5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Preformatted_20_Text">
      <style:text-properties fo:font-variant="normal" fo:text-transform="none" fo:color="#000000" loext:opacity="87%" style:font-name="var jp-code-font-family" fo:font-size="9.75pt" fo:letter-spacing="normal" fo:font-style="normal" style:text-underline-style="none" fo:font-weight="normal" officeooo:rsid="0021b216" officeooo:paragraph-rsid="0021b216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Preformatted_20_Text">
      <style:text-properties fo:font-variant="normal" fo:text-transform="none" fo:color="#000000" loext:opacity="87%" style:font-name="var jp-code-font-family" fo:font-size="12pt" fo:letter-spacing="normal" fo:font-style="normal" style:text-underline-style="none" fo:font-weight="normal" officeooo:rsid="0021b216" officeooo:paragraph-rsid="0021b21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5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2a48bc" officeooo:paragraph-rsid="002a48bc"/>
    </style:style>
    <style:style style:name="P46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2a48bc" officeooo:paragraph-rsid="002a48bc" style:font-style-asian="italic" style:font-style-complex="italic"/>
    </style:style>
    <style:style style:name="P47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2a48bc" officeooo:paragraph-rsid="002a48bc" style:font-size-asian="10.5pt" style:font-style-asian="normal" style:font-size-complex="12pt" style:font-style-complex="normal"/>
    </style:style>
    <style:style style:name="P48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2a6e9c" officeooo:paragraph-rsid="002a6e9c" style:font-size-asian="10.5pt" style:font-style-asian="normal" style:font-size-complex="12pt" style:font-style-complex="normal"/>
    </style:style>
    <style:style style:name="P49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2a6e9c" officeooo:paragraph-rsid="002a6e9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326265" officeooo:paragraph-rsid="00326265" style:font-size-asian="10.5pt" style:font-weight-asian="normal" style:font-size-complex="12pt" style:font-weight-complex="normal"/>
    </style:style>
    <style:style style:name="P5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2788a5" officeooo:paragraph-rsid="002788a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2a48bc" officeooo:paragraph-rsid="002a48b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2a6e9c" officeooo:paragraph-rsid="002a6e9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2f43e9" officeooo:paragraph-rsid="002f43e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30526a" officeooo:paragraph-rsid="0030526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326265" officeooo:paragraph-rsid="0032626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italic" fo:font-weight="normal" officeooo:rsid="002a48bc" officeooo:paragraph-rsid="002a48bc" style:font-size-asian="10.5pt" style:font-style-asian="italic" style:font-size-complex="12pt" style:font-style-complex="italic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2pt" fo:letter-spacing="normal" fo:font-style="italic" fo:font-weight="normal" officeooo:rsid="0030526a" officeooo:paragraph-rsid="0030526a" style:font-size-asian="10.5pt" style:font-style-asian="italic" style:font-size-complex="12pt" style:font-style-complex="italic"/>
    </style:style>
    <style:style style:name="P5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italic" fo:font-weight="normal" officeooo:rsid="002a48bc" officeooo:paragraph-rsid="002a48bc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italic" fo:font-weight="bold" officeooo:rsid="002a48bc" officeooo:paragraph-rsid="002a48bc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a48bc" officeooo:paragraph-rsid="002a48bc" style:font-size-asian="10.5pt" style:font-style-asian="normal" style:font-size-complex="12pt" style:font-style-complex="normal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30526a" officeooo:paragraph-rsid="0030526a" style:font-size-asian="10.5pt" style:font-style-asian="normal" style:font-size-complex="12pt" style:font-style-complex="normal"/>
    </style:style>
    <style:style style:name="P6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a48bc" officeooo:paragraph-rsid="002a48bc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65" style:family="paragraph" style:parent-style-name="Standard">
      <style:text-properties fo:font-size="18pt" style:text-underline-style="solid" style:text-underline-width="auto" style:text-underline-color="font-color" fo:font-weight="bold" officeooo:rsid="0020cbb5" officeooo:paragraph-rsid="0020cbb5" style:font-size-asian="18pt" style:font-weight-asian="bold" style:font-size-complex="18pt" style:font-weight-complex="bold"/>
    </style:style>
    <style:style style:name="P66" style:family="paragraph" style:parent-style-name="Standard">
      <style:text-properties fo:font-size="12pt" style:text-underline-style="none" fo:font-weight="normal" officeooo:rsid="0020cbb5" officeooo:paragraph-rsid="0020cbb5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20cbb5" officeooo:paragraph-rsid="0020cbb5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21b216" officeooo:paragraph-rsid="0021b216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style:text-underline-style="none" fo:font-weight="bold" officeooo:rsid="002788a5" officeooo:paragraph-rsid="002788a5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text-properties fo:font-size="12pt" fo:font-style="italic" style:text-underline-style="none" fo:font-weight="bold" officeooo:rsid="002a48bc" officeooo:paragraph-rsid="002a48bc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text-properties fo:font-size="12pt" fo:font-style="italic" style:text-underline-style="none" fo:font-weight="normal" officeooo:rsid="002788a5" officeooo:paragraph-rsid="002788a5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normal" style:text-underline-style="none" fo:font-weight="bold" officeooo:rsid="0020cbb5" officeooo:paragraph-rsid="0020cbb5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fo:font-size="12pt" fo:font-style="normal" style:text-underline-style="none" fo:font-weight="bold" officeooo:rsid="0021b216" officeooo:paragraph-rsid="0021b216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font-size="12pt" fo:font-style="normal" style:text-underline-style="none" fo:font-weight="normal" officeooo:rsid="0020cbb5" officeooo:paragraph-rsid="0020cbb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style:text-underline-style="none" fo:font-weight="normal" officeooo:rsid="0021b216" officeooo:paragraph-rsid="0021b21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style:text-underline-style="none" fo:font-weight="normal" officeooo:rsid="00277c4b" officeooo:paragraph-rsid="00277c4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size="12pt" fo:font-style="normal" style:text-underline-style="none" fo:font-weight="normal" officeooo:rsid="002788a5" officeooo:paragraph-rsid="002788a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size="12pt" fo:font-style="normal" style:text-underline-style="none" fo:font-weight="normal" officeooo:rsid="002a48bc" officeooo:paragraph-rsid="002a48bc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1b216" officeooo:paragraph-rsid="0021b216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text-properties fo:font-size="16pt" fo:font-style="italic" style:text-underline-style="none" fo:font-weight="bold" officeooo:rsid="0021b216" officeooo:paragraph-rsid="0021b216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text-properties fo:font-size="16pt" fo:font-style="italic" style:text-underline-style="none" fo:font-weight="normal" officeooo:rsid="0021b216" officeooo:paragraph-rsid="0021b216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>
      <style:text-properties fo:font-size="16pt" fo:font-style="italic" style:text-underline-style="none" fo:font-weight="normal" officeooo:rsid="00277c4b" officeooo:paragraph-rsid="00277c4b" style:font-size-asian="16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>
      <style:text-properties officeooo:rsid="0021b216" officeooo:paragraph-rsid="0021b216"/>
    </style:style>
    <style:style style:name="P84" style:family="paragraph" style:parent-style-name="Preformatted_20_Text">
      <style:text-properties officeooo:paragraph-rsid="00277c4b"/>
    </style:style>
    <style:style style:name="P85" style:family="paragraph" style:parent-style-name="Text_20_body">
      <style:text-properties officeooo:paragraph-rsid="00277c4b"/>
    </style:style>
    <style:style style:name="P86" style:family="paragraph" style:parent-style-name="Preformatted_20_Text">
      <style:text-properties style:font-name="Liberation Serif" fo:font-size="12pt" fo:font-style="italic" style:text-underline-style="none" fo:font-weight="normal" officeooo:rsid="002a6e9c" officeooo:paragraph-rsid="002a6e9c" style:font-size-asian="10.5pt" style:font-style-asian="italic" style:font-weight-asian="normal" style:font-size-complex="12pt" style:font-style-complex="italic" style:font-weight-complex="normal"/>
    </style:style>
    <style:style style:name="P87" style:family="paragraph" style:parent-style-name="Preformatted_20_Text">
      <style:text-properties style:font-name="Liberation Serif" fo:font-size="12pt" fo:font-style="italic" style:text-underline-style="none" fo:font-weight="normal" officeooo:rsid="002f43e9" officeooo:paragraph-rsid="002f43e9" style:font-size-asian="10.5pt" style:font-style-asian="italic" style:font-weight-asian="normal" style:font-size-complex="12pt" style:font-style-complex="italic" style:font-weight-complex="normal"/>
    </style:style>
    <style:style style:name="P88" style:family="paragraph" style:parent-style-name="Preformatted_20_Text">
      <style:text-properties style:font-name="Liberation Serif" fo:font-size="12pt" fo:font-style="italic" style:text-underline-style="none" fo:font-weight="normal" officeooo:rsid="0030526a" officeooo:paragraph-rsid="0030526a" style:font-size-asian="10.5pt" style:font-style-asian="italic" style:font-weight-asian="normal" style:font-size-complex="12pt" style:font-style-complex="italic" style:font-weight-complex="normal"/>
    </style:style>
    <style:style style:name="P89" style:family="paragraph" style:parent-style-name="Preformatted_20_Text">
      <style:text-properties style:font-name="Liberation Serif" fo:font-size="12pt" fo:font-style="italic" style:text-underline-style="none" fo:font-weight="normal" officeooo:rsid="00326265" officeooo:paragraph-rsid="00326265" style:font-size-asian="10.5pt" style:font-style-asian="italic" style:font-weight-asian="normal" style:font-size-complex="12pt" style:font-style-complex="italic" style:font-weight-complex="normal"/>
    </style:style>
    <style:style style:name="P90" style:family="paragraph" style:parent-style-name="Preformatted_20_Text">
      <style:text-properties style:font-name="Liberation Serif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91" style:family="paragraph" style:parent-style-name="Preformatted_20_Text">
      <style:text-properties style:font-name="Liberation Serif" fo:font-size="12pt" fo:font-style="italic" style:text-underline-style="solid" style:text-underline-width="auto" style:text-underline-color="font-color" fo:font-weight="normal" officeooo:rsid="002f43e9" officeooo:paragraph-rsid="002f43e9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Preformatted_20_Text">
      <style:text-properties style:font-name="Liberation Serif" fo:font-size="12pt" fo:font-style="italic" style:text-underline-style="solid" style:text-underline-width="auto" style:text-underline-color="font-color" fo:font-weight="bold" officeooo:rsid="002f43e9" officeooo:paragraph-rsid="002f43e9" style:font-size-asian="10.5pt" style:font-style-asian="italic" style:font-weight-asian="bold" style:font-size-complex="12pt" style:font-style-complex="italic" style:font-weight-complex="bold"/>
    </style:style>
    <style:style style:name="P93" style:family="paragraph" style:parent-style-name="Preformatted_20_Text">
      <style:text-properties style:font-name="Liberation Serif" fo:font-size="12pt" fo:font-style="italic" fo:font-weight="bold" officeooo:rsid="002a6e9c" officeooo:paragraph-rsid="002a6e9c" style:font-size-asian="10.5pt" style:font-style-asian="italic" style:font-weight-asian="bold" style:font-size-complex="12pt" style:font-style-complex="italic" style:font-weight-complex="bold"/>
    </style:style>
    <style:style style:name="P94" style:family="paragraph" style:parent-style-name="Preformatted_20_Text">
      <style:text-properties style:font-name="Liberation Serif" fo:font-size="12pt" fo:font-style="italic" fo:font-weight="bold" officeooo:rsid="00326265" officeooo:paragraph-rsid="00326265" style:font-size-asian="10.5pt" style:font-style-asian="italic" style:font-weight-asian="bold" style:font-size-complex="12pt" style:font-style-complex="italic" style:font-weight-complex="bold"/>
    </style:style>
    <style:style style:name="P95" style:family="paragraph" style:parent-style-name="Preformatted_20_Text">
      <style:text-properties style:font-name="Liberation Serif" fo:font-size="12pt" fo:font-style="italic" officeooo:rsid="002a6e9c" officeooo:paragraph-rsid="002a6e9c" style:font-size-asian="10.5pt" style:font-style-asian="italic" style:font-size-complex="12pt" style:font-style-complex="italic"/>
    </style:style>
    <style:style style:name="P96" style:family="paragraph" style:parent-style-name="Preformatted_20_Text">
      <style:text-properties style:font-name="Liberation Serif" fo:font-size="12pt" fo:font-style="normal" officeooo:rsid="002a48bc" officeooo:paragraph-rsid="002a48bc" style:font-size-asian="12pt" style:font-style-asian="normal" style:font-size-complex="12pt" style:font-style-complex="normal"/>
    </style:style>
    <style:style style:name="P97" style:family="paragraph" style:parent-style-name="Preformatted_20_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98" style:family="paragraph" style:parent-style-name="Preformatted_20_Text">
      <style:text-properties style:font-name="Liberation Serif" fo:font-size="12pt" fo:font-style="normal" officeooo:rsid="002a48bc" officeooo:paragraph-rsid="002a48bc" style:font-size-asian="10.5pt" style:font-style-asian="normal" style:font-size-complex="12pt" style:font-style-complex="normal"/>
    </style:style>
    <style:style style:name="P99" style:family="paragraph" style:parent-style-name="Preformatted_20_Text">
      <style:text-properties style:font-name="Liberation Serif" fo:font-size="12pt" fo:font-style="normal" officeooo:rsid="002a6e9c" officeooo:paragraph-rsid="002a6e9c" style:font-size-asian="10.5pt" style:font-style-asian="normal" style:font-size-complex="12pt" style:font-style-complex="normal"/>
    </style:style>
    <style:style style:name="P100" style:family="paragraph" style:parent-style-name="Preformatted_20_Text">
      <style:text-properties style:font-name="Liberation Serif" fo:font-size="12pt" fo:font-style="normal" style:text-underline-style="solid" style:text-underline-width="auto" style:text-underline-color="font-color" fo:font-weight="bold" officeooo:rsid="002a6e9c" officeooo:paragraph-rsid="002a6e9c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Preformatted_20_Text">
      <style:text-properties style:font-name="Liberation Serif" fo:font-size="12pt" fo:font-style="normal" style:text-underline-style="solid" style:text-underline-width="auto" style:text-underline-color="font-color" fo:font-weight="bold" officeooo:rsid="002e54e7" officeooo:paragraph-rsid="002e54e7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Preformatted_20_Text">
      <style:text-properties style:font-name="Liberation Serif" fo:font-size="12pt" fo:font-style="normal" style:text-underline-style="solid" style:text-underline-width="auto" style:text-underline-color="font-color" fo:font-weight="bold" officeooo:rsid="002f43e9" officeooo:paragraph-rsid="002f43e9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Preformatted_20_Text">
      <style:text-properties style:font-name="Liberation Serif" fo:font-size="12pt" fo:font-style="normal" style:text-underline-style="none" fo:font-weight="normal" officeooo:rsid="002a6e9c" officeooo:paragraph-rsid="002a6e9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Preformatted_20_Text">
      <style:text-properties style:font-name="Liberation Serif" fo:font-size="12pt" fo:font-style="normal" style:text-underline-style="none" fo:font-weight="normal" officeooo:rsid="002f43e9" officeooo:paragraph-rsid="002f43e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text-properties style:font-name="Liberation Serif" fo:font-size="12pt" fo:font-style="normal" style:text-underline-style="none" fo:font-weight="normal" officeooo:rsid="0030526a" officeooo:paragraph-rsid="0030526a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Preformatted_20_Text">
      <style:text-properties style:font-name="Liberation Serif" fo:font-size="12pt" fo:font-style="normal" style:text-underline-style="none" fo:font-weight="normal" officeooo:rsid="002e54e7" officeooo:paragraph-rsid="002e54e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Preformatted_20_Text">
      <style:text-properties style:font-name="Liberation Serif" fo:font-size="12pt" fo:font-style="normal" style:text-underline-style="none" fo:font-weight="normal" officeooo:rsid="0031b924" officeooo:paragraph-rsid="0031b924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style:font-name="Liberation Serif" fo:font-size="12pt" fo:font-style="normal" style:text-underline-style="none" fo:font-weight="normal" officeooo:rsid="0031b924" officeooo:paragraph-rsid="0031b924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Preformatted_20_Text">
      <style:text-properties style:font-name="Liberation Serif" fo:font-size="12pt" fo:font-style="normal" style:text-underline-style="none" fo:font-weight="normal" officeooo:rsid="00326265" officeooo:paragraph-rsid="0032626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Preformatted_20_Text">
      <style:text-properties style:font-name="Liberation Serif" fo:font-size="12pt" fo:font-style="normal" style:text-underline-style="none" fo:font-weight="bold" officeooo:rsid="0030526a" officeooo:paragraph-rsid="0030526a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Preformatted_20_Text">
      <style:text-properties style:font-name="Liberation Serif" fo:font-size="12pt" fo:font-style="normal" style:text-underline-style="none" fo:font-weight="bold" officeooo:rsid="00326265" officeooo:paragraph-rsid="00326265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Preformatted_20_Text">
      <style:text-properties style:font-name="Liberation Serif" fo:font-size="12pt" fo:font-style="normal" fo:font-weight="normal" officeooo:rsid="002a6e9c" officeooo:paragraph-rsid="002a6e9c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Preformatted_20_Text">
      <style:text-properties style:font-name="Liberation Serif" fo:font-size="12pt" style:font-size-asian="12pt" style:font-size-complex="12pt"/>
    </style:style>
    <style:style style:name="P114" style:family="paragraph" style:parent-style-name="Preformatted_20_Text">
      <style:text-properties style:font-name="Liberation Serif" fo:font-size="12pt" fo:font-weight="normal" officeooo:rsid="00326265" officeooo:paragraph-rsid="00326265" style:font-size-asian="10.5pt" style:font-weight-asian="normal" style:font-size-complex="12pt" style:font-weight-complex="normal"/>
    </style:style>
    <style:style style:name="P115" style:family="paragraph" style:parent-style-name="Preformatted_20_Text">
      <style:text-properties style:font-name="Liberation Serif" fo:font-size="15pt" fo:font-style="normal" style:text-underline-style="solid" style:text-underline-width="auto" style:text-underline-color="font-color" fo:font-weight="bold" officeooo:rsid="002f43e9" officeooo:paragraph-rsid="002f43e9" style:font-size-asian="13.1000003814697pt" style:font-style-asian="normal" style:font-weight-asian="bold" style:font-size-complex="15pt" style:font-style-complex="normal" style:font-weight-complex="bold"/>
    </style:style>
    <style:style style:name="P116" style:family="paragraph" style:parent-style-name="Standard">
      <style:text-properties officeooo:rsid="002a48bc" officeooo:paragraph-rsid="002a48bc"/>
    </style:style>
    <style:style style:name="P117" style:family="paragraph" style:parent-style-name="Text_20_body">
      <style:text-properties officeooo:rsid="00277c4b" officeooo:paragraph-rsid="00277c4b"/>
    </style:style>
    <style:style style:name="P11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style:font-name="monospace" loext:padding="0cm" loext:border="none"/>
    </style:style>
    <style:style style:name="P119" style:family="paragraph" style:parent-style-name="Heading_20_3">
      <style:text-properties fo:font-style="italic" fo:font-weight="normal" officeooo:rsid="00277c4b" officeooo:paragraph-rsid="00277c4b" style:font-style-asian="italic" style:font-weight-asian="normal" style:font-style-complex="italic" style:font-weight-complex="normal"/>
    </style:style>
    <style:style style:name="P120" style:family="paragraph" style:parent-style-name="Preformatted_20_Text">
      <style:text-properties style:font-name="Liberation Serif" fo:font-size="12pt" fo:font-style="italic" style:text-underline-style="none" fo:font-weight="normal" officeooo:rsid="0030526a" officeooo:paragraph-rsid="0030526a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Preformatted_20_Text">
      <style:text-properties style:font-name="Liberation Serif" fo:font-size="12pt" fo:font-style="italic" style:text-underline-style="none" fo:font-weight="normal" officeooo:rsid="0031b924" officeooo:paragraph-rsid="0031b924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Preformatted_20_Text">
      <style:text-properties style:font-name="Liberation Serif" fo:font-size="12pt" fo:font-style="italic" fo:font-weight="normal" officeooo:rsid="00368d7f" officeooo:paragraph-rsid="00368d7f" style:font-size-asian="10.5pt" style:font-style-asian="italic" style:font-weight-asian="normal" style:font-size-complex="12pt" style:font-style-complex="italic" style:font-weight-complex="normal"/>
    </style:style>
    <style:style style:name="P123" style:family="paragraph" style:parent-style-name="Preformatted_20_Text">
      <style:text-properties style:font-name="Liberation Serif" fo:font-size="12pt" fo:font-style="normal" style:text-underline-style="none" fo:font-weight="normal" officeooo:rsid="0030526a" officeooo:paragraph-rsid="0030526a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Preformatted_20_Text">
      <style:text-properties style:font-name="Liberation Serif" fo:font-size="12pt" fo:font-style="normal" style:text-underline-style="none" fo:font-weight="normal" officeooo:rsid="0031b924" officeooo:paragraph-rsid="0031b924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Preformatted_20_Text">
      <style:text-properties style:font-name="Liberation Serif" fo:font-size="12pt" fo:font-style="normal" style:text-underline-style="solid" style:text-underline-width="auto" style:text-underline-color="font-color" fo:font-weight="bold" officeooo:rsid="0031b924" officeooo:paragraph-rsid="0031b924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Preformatted_20_Text">
      <style:text-properties style:font-name="Liberation Serif" fo:font-size="12pt" fo:font-weight="bold" officeooo:rsid="00368d7f" officeooo:paragraph-rsid="00368d7f" style:font-size-asian="10.5pt" style:font-weight-asian="bold" style:font-size-complex="12pt" style:font-weight-complex="bold"/>
    </style:style>
    <style:style style:name="P127" style:family="paragraph" style:parent-style-name="Preformatted_20_Text">
      <style:text-properties style:font-name="Liberation Serif" fo:font-size="12pt" fo:font-weight="normal" officeooo:rsid="00368d7f" officeooo:paragraph-rsid="00368d7f" style:font-size-asian="10.5pt" style:font-weight-asian="normal" style:font-size-complex="12pt" style:font-weight-complex="normal"/>
    </style:style>
    <style:style style:name="P128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style:text-underline-style="none" fo:font-weight="normal" officeooo:rsid="0031b924" officeooo:paragraph-rsid="0031b924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13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13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368d7f" officeooo:paragraph-rsid="00368d7f" style:font-size-asian="10.5pt" style:font-weight-asian="normal" style:font-size-complex="12pt" style:font-weight-complex="normal"/>
    </style:style>
    <style:style style:name="P13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style:font-name="monospace" loext:padding="0cm" loext:border="none"/>
    </style:style>
    <style:style style:name="P13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monospace" loext:padding="0cm" loext:border="none"/>
    </style:style>
    <style:style style:name="P134" style:family="paragraph" style:parent-style-name="Preformatted_20_Text">
      <style:text-properties style:font-name="Liberation Serif" fo:font-size="13pt" fo:font-weight="bold" officeooo:rsid="00368d7f" officeooo:paragraph-rsid="00368d7f" style:font-size-asian="11.3500003814697pt" style:font-weight-asian="bold" style:font-size-complex="13pt" style:font-weight-complex="bold"/>
    </style:style>
    <style:style style:name="P135" style:family="paragraph" style:parent-style-name="Preformatted_20_Text">
      <style:text-properties style:font-name="Liberation Serif" fo:font-size="12pt" fo:font-weight="normal" officeooo:rsid="00368d7f" officeooo:paragraph-rsid="00368d7f" style:font-size-asian="10.5pt" style:font-weight-asian="normal" style:font-size-complex="12pt" style:font-weight-complex="normal"/>
    </style:style>
    <style:style style:name="P136" style:family="paragraph" style:parent-style-name="Preformatted_20_Text">
      <style:text-properties style:font-name="Liberation Serif" fo:font-size="12pt" fo:font-style="italic" style:text-underline-style="solid" style:text-underline-width="auto" style:text-underline-color="font-color" fo:font-weight="normal" officeooo:rsid="00368d7f" officeooo:paragraph-rsid="00368d7f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70fdb" officeooo:paragraph-rsid="00370fdb" style:font-size-asian="10.5pt" style:font-weight-asian="bold" style:font-size-complex="12pt" style:font-weight-complex="bold"/>
    </style:style>
    <style:style style:name="P138" style:family="paragraph" style:parent-style-name="Preformatted_20_Text">
      <style:text-properties style:font-name="Liberation Serif" fo:font-size="12pt" style:text-underline-style="none" fo:font-weight="bold" officeooo:rsid="00370fdb" officeooo:paragraph-rsid="00370fdb" style:font-size-asian="10.5pt" style:font-weight-asian="bold" style:font-size-complex="12pt" style:font-weight-complex="bold"/>
    </style:style>
    <style:style style:name="P139" style:family="paragraph" style:parent-style-name="Preformatted_20_Text">
      <style:text-properties style:font-name="Liberation Serif" fo:font-size="12pt" style:text-underline-style="none" fo:font-weight="normal" officeooo:rsid="00370fdb" officeooo:paragraph-rsid="00370fdb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a6e9c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f43e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b2a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0cbb5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277c4b" style:font-size-asian="12pt" style:font-size-complex="12pt"/>
    </style:style>
    <style:style style:name="T20" style:family="text">
      <style:text-properties style:font-name="Liberation Serif" fo:font-size="12pt" style:font-size-asian="10.5pt" style:font-size-complex="12pt"/>
    </style:style>
    <style:style style:name="T21" style:family="text">
      <style:text-properties officeooo:rsid="002a48bc"/>
    </style:style>
    <style:style style:name="T22" style:family="text">
      <style:text-properties officeooo:rsid="002a6e9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9cm" svg:y="0.106cm" svg:width="28.945cm" draw:z-index="0">
        <draw:text-box fo:min-height="0.397cm">
          <text:p text:style-name="Text_20_body"/>
        </draw:text-box>
      </draw:frame>
      <draw:frame draw:style-name="fr1" draw:name="Frame2" text:anchor-type="page" text:anchor-page-number="1" svg:x="0.159cm" svg:y="0.503cm" svg:width="28.945cm" draw:z-index="1">
        <draw:text-box fo:min-height="1.984cm">
          <text:p text:style-name="Text_20_body"/>
        </draw:text-box>
      </draw:frame>
      <draw:frame draw:style-name="fr1" draw:name="Frame3" text:anchor-type="page" text:anchor-page-number="1" svg:x="0.159cm" svg:y="2.514cm" svg:width="1.508cm" draw:z-index="2">
        <draw:text-box fo:min-height="0.397cm">
          <text:p text:style-name="Text_20_body"/>
        </draw:text-box>
      </draw:frame>
      <text:p text:style-name="P4">Arithmetic operators</text:p>
      <text:p text:style-name="Standard">a=5.0</text:p>
      <text:p text:style-name="Standard">b=2</text:p>
      <text:p text:style-name="Standard">c=a/b</text:p>
      <text:p text:style-name="Standard">print(c)</text:p>
      <text:p text:style-name="P9">#floor division</text:p>
      <text:p text:style-name="Standard">c=a//b</text:p>
      <text:p text:style-name="Standard">print(c)</text:p>
      <text:p text:style-name="Standard"/>
      <text:p text:style-name="P5">#Power operator</text:p>
      <text:p text:style-name="P14">a=2</text:p>
      <text:p text:style-name="P14">c=a**3</text:p>
      <text:p text:style-name="P14">print(c)</text:p>
      <text:p text:style-name="P14">8</text:p>
      <text:p text:style-name="P14"/>
      <text:p text:style-name="Standard">s1="chirag"</text:p>
      <text:p text:style-name="Standard">s2="dewangan"</text:p>
      <text:p text:style-name="Standard">print(s1+s2)</text:p>
      <text:p text:style-name="Standard">chiragdewangan</text:p>
      <text:p text:style-name="Standard"/>
      <text:p text:style-name="Standard">print(s1+s2*2)</text:p>
      <text:p text:style-name="Standard">chiragdewangandewangan</text:p>
      <text:p text:style-name="Standard"/>
      <text:p text:style-name="Standard">print(50*"$")</text:p>
      <text:p text:style-name="Standard">$$$$$$$$$$$$$$$$$$$$$$$$$$$$$$$$$$$$$$$$$$$$$$$$$$</text:p>
      <text:p text:style-name="Standard"/>
      <text:p text:style-name="P5">#Relational Operator</text:p>
      <text:p text:style-name="Standard">"rahul"&gt;"dubey"</text:p>
      <text:p text:style-name="Standard">True</text:p>
      <text:p text:style-name="Standard">"chirag"&gt;"dewangan"</text:p>
      <text:p text:style-name="Standard">False</text:p>
      <text:p text:style-name="Standard">"Chirag"&gt;"dewangan"</text:p>
      <text:p text:style-name="Standard">False</text:p>
      <text:p text:style-name="Standard"/>
      <text:p text:style-name="P5">#Logical Operator</text:p>
      <text:p text:style-name="P3">note-<text:span text:style-name="T1">if the first part is 0 or false then only the output is 0,other than than that output is right </text:span></text:p>
      <text:p text:style-name="P26">AND Operator</text:p>
      <text:p text:style-name="P2">0 and 10</text:p>
      <text:p text:style-name="P2">output-0</text:p>
      <text:p text:style-name="P2">10 and 20</text:p>
      <text:p text:style-name="P2">output-20</text:p>
      <text:p text:style-name="P2">&gt;&gt;&gt;"" and 10</text:p>
      <text:p text:style-name="P2"><text:s text:c="8"/>output-''</text:p>
      <text:p text:style-name="P2">&gt;&gt;&gt;"chirag" and "dewangan"</text:p>
      <text:p text:style-name="P2">output-'dewangan'</text:p>
      <text:p text:style-name="P2">0 and 20/10</text:p>
      <text:p text:style-name="P3">output-0</text:p>
      <text:p text:style-name="P2">10 and 20/10</text:p>
      <text:p text:style-name="P3">output-2.0</text:p>
      <text:p text:style-name="P2">10 and 20/0</text:p>
      <text:p text:style-name="P2">ZeroDivisionError: division by zero</text:p>
      <text:p text:style-name="P2"/>
      <text:p text:style-name="P26"><text:soft-page-break/>OR Operator</text:p>
      <text:p text:style-name="P2">0 or 10</text:p>
      <text:p text:style-name="P2">output-10</text:p>
      <text:p text:style-name="P2">10 or 20</text:p>
      <text:p text:style-name="P2">output-10</text:p>
      <text:p text:style-name="P2"/>
      <text:p text:style-name="P5">#Bitwise Operator</text:p>
      <text:p text:style-name="P25">division by 2</text:p>
      <text:p text:style-name="P14">4&gt;&gt;2</text:p>
      <text:p text:style-name="P14">output-1</text:p>
      <text:p text:style-name="P14"/>
      <text:p text:style-name="P17">#Assignment Operator</text:p>
      <text:p text:style-name="P25">#normal assignment and compound assignment</text:p>
      <text:p text:style-name="P21">x=10</text:p>
      <text:p text:style-name="P21">x+=10</text:p>
      <text:p text:style-name="P21">print(x)</text:p>
      <text:p text:style-name="P21">output-20</text:p>
      <text:p text:style-name="P21"/>
      <text:p text:style-name="P21">a,b,c,d,e=1,2,3,4,5</text:p>
      <text:p text:style-name="P21">print(a,b,c,d,e)</text:p>
      <text:p text:style-name="P21">output-1 2 3 4 5</text:p>
      <text:p text:style-name="P21"/>
      <text:p text:style-name="P25">swapping in python</text:p>
      <text:p text:style-name="P21">a,b=b,a</text:p>
      <text:p text:style-name="P21">print(a,b)</text:p>
      <text:p text:style-name="P21">3 1</text:p>
      <text:p text:style-name="P21"/>
      <text:p text:style-name="P17">Note-</text:p>
      <text:p text:style-name="P17"><text:span text:style-name="T3">1-</text:span><text:span text:style-name="T4">there is no pointer in python</text:span></text:p>
      <text:p text:style-name="P21">2-<text:span text:style-name="T8">In python there is no ternary operator</text:span></text:p>
      <text:p text:style-name="P21"/>
      <text:p text:style-name="P17">#Special operators</text:p>
      <text:p text:style-name="P25">#identity operator---&gt;is and is not mainly for address</text:p>
      <text:p text:style-name="P25">#membership operator---&gt;in and not in check membership </text:p>
      <text:p text:style-name="P21"/>
      <text:p text:style-name="P25">#identity operator</text:p>
      <text:p text:style-name="P21">a=10</text:p>
      <text:p text:style-name="P21">b=10</text:p>
      <text:p text:style-name="P21">a is b</text:p>
      <text:p text:style-name="P21">output-True</text:p>
      <text:p text:style-name="P21">a is not b</text:p>
      <text:p text:style-name="P21">output-False</text:p>
      <text:p text:style-name="P25">#membership operator</text:p>
      <text:p text:style-name="P25">t=(1,2,3,4,5)</text:p>
      <text:p text:style-name="P25">7 in t</text:p>
      <text:p text:style-name="P25">False</text:p>
      <text:p text:style-name="P25">7 not in t</text:p>
      <text:p text:style-name="P25">True</text:p>
      <text:p text:style-name="P25"/>
      <text:p text:style-name="P25">d={1:"chirag",2:"dewangan"}</text:p>
      <text:p text:style-name="P25">'chirag' in d.values()</text:p>
      <text:p text:style-name="P25">True</text:p>
      <text:p text:style-name="P18"><text:soft-page-break/>#Input and Output in Python</text:p>
      <text:p text:style-name="Standard">x=input("enter anything")</text:p>
      <text:p text:style-name="Standard">print(type(x))</text:p>
      <text:p text:style-name="Standard">print(x)</text:p>
      <text:p text:style-name="Standard"><text:span text:style-name="T9">output-</text:span>enter anything6</text:p>
      <text:p text:style-name="Standard">&lt;class 'str'&gt;</text:p>
      <text:p text:style-name="Standard">6</text:p>
      <text:p text:style-name="Standard"/>
      <text:p text:style-name="Standard">x=int(input("enter anything"))</text:p>
      <text:p text:style-name="Standard">print(type(x))</text:p>
      <text:p text:style-name="Standard">print(x)</text:p>
      <text:p text:style-name="Standard">enter anything5</text:p>
      <text:p text:style-name="Standard">&lt;class 'int'&gt;</text:p>
      <text:p text:style-name="Standard">5</text:p>
      <text:p text:style-name="Standard"/>
      <text:p text:style-name="P10">split( )</text:p>
      <text:p text:style-name="P10">split function return the list of the character</text:p>
      <text:p text:style-name="P1">x=(input("Enter anything "))</text:p>
      <text:p text:style-name="P1">Enter anything 1,2,3,4,5</text:p>
      <text:p text:style-name="P1">l=x.split(",")</text:p>
      <text:p text:style-name="P1">print(l)</text:p>
      <text:p text:style-name="P1">['1', '2', '3', '4', '5']</text:p>
      <text:p text:style-name="P10"/>
      <text:p text:style-name="P6">#list comprehension</text:p>
      <text:p text:style-name="Standard">x=[int(i) for i in input("Enter the data ").split(',')]</text:p>
      <text:p text:style-name="Standard">print(x)</text:p>
      <text:p text:style-name="Standard">sum=0</text:p>
      <text:p text:style-name="Standard">for i in x:</text:p>
      <text:p text:style-name="Standard"><text:s text:c="4"/>sum+=int(i) <text:s/></text:p>
      <text:p text:style-name="Standard">print(sum)</text:p>
      <text:p text:style-name="P31"><text:span text:style-name="T9">output-</text:span>Enter the data 1,2,3,4,5</text:p>
      <text:p text:style-name="P31">[1, 2, 3, 4, 5]</text:p>
      <text:p text:style-name="Standard">15</text:p>
      <text:p text:style-name="P15"/>
      <text:p text:style-name="P20">eval()</text:p>
      <text:p text:style-name="Standard">x=<text:span text:style-name="T10">eval</text:span>(input("enter the data"))</text:p>
      <text:p text:style-name="Standard">print(type(x))</text:p>
      <text:p text:style-name="Standard">print(x)</text:p>
      <text:p text:style-name="P22">output-enter the data1+2+3</text:p>
      <text:p text:style-name="P22">&lt;class 'int'&gt;</text:p>
      <text:p text:style-name="P22">6</text:p>
      <text:p text:style-name="P22"/>
      <text:p text:style-name="P27">important</text:p>
      <text:p text:style-name="P22">x=[eval(p) for p in input("Enter the data ").split()]</text:p>
      <text:p text:style-name="P22">Enter the data 1 2 {1:"chirag"} (1,2,3,4)</text:p>
      <text:p text:style-name="P22">for i in x:</text:p>
      <text:p text:style-name="P22"><text:s text:c="4"/>print(type(i))</text:p>
      <text:p text:style-name="P22"><text:s text:c="3"/></text:p>
      <text:p text:style-name="P22">&lt;class 'int'&gt;</text:p>
      <text:p text:style-name="P22">&lt;class 'int'&gt;</text:p>
      <text:p text:style-name="P22">&lt;class 'dict'&gt;</text:p>
      <text:p text:style-name="P22">&lt;class 'tuple'&gt;</text:p>
      <text:p text:style-name="P19"><text:soft-page-break/>argv<text:span text:style-name="T11">(command line argument)</text:span></text:p>
      <text:p text:style-name="Standard">from sys import argv</text:p>
      <text:p text:style-name="Standard"># sys is a builting module in python which contain variable that is argvpi</text:p>
      <text:p text:style-name="Standard">print(type(argv))</text:p>
      <text:p text:style-name="Standard">&lt;class 'list'&gt;</text:p>
      <text:p text:style-name="Standard"/>
      <text:p text:style-name="Standard">from sys import argv</text:p>
      <text:p text:style-name="Standard">print(type(argv))</text:p>
      <text:p text:style-name="Standard">print(argv[0])</text:p>
      <text:p text:style-name="Standard">print(argv[1].split(','))</text:p>
      <text:p text:style-name="Standard"/>
      <text:p text:style-name="P11">CMD</text:p>
      <text:p text:style-name="Standard"><text:s/>python cd.py 1,2,3,{1:"chirag"},(1,4,2)</text:p>
      <text:p text:style-name="Standard">&lt;class 'list'&gt;</text:p>
      <text:p text:style-name="Standard">cd.py</text:p>
      <text:p text:style-name="Standard">['1', '2', '3', '1:chirag', '1 4 2']</text:p>
      <text:p text:style-name="Standard"/>
      <text:p text:style-name="P7">Output Methods </text:p>
      <text:p text:style-name="Standard">a,b=[1,2]</text:p>
      <text:p text:style-name="Standard">print(a,b)</text:p>
      <text:p text:style-name="Standard">print(a,b,sep=",")</text:p>
      <text:p text:style-name="Standard"/>
      <text:p text:style-name="Standard">#function with different string formats</text:p>
      <text:p text:style-name="Standard">a,b,c,d=10,10.5,"chirag",{1:"chirag",2:"dewangan"}</text:p>
      <text:p text:style-name="Standard">print("the integer value of a is %i or %d"%(a,a))</text:p>
      <text:p text:style-name="Standard">print("the float value is %.2f "%(b))</text:p>
      <text:p text:style-name="Standard">print("the string value is %s"%(c))</text:p>
      <text:p text:style-name="Standard">print("the string value is %s"%(d))</text:p>
      <text:p text:style-name="P32"/>
      <text:p text:style-name="P8">output</text:p>
      <text:p text:style-name="P16">1 2</text:p>
      <text:p text:style-name="P16">1,2</text:p>
      <text:p text:style-name="P16">the integer value of a is 10 or 10</text:p>
      <text:p text:style-name="P16">the float value is 10.50</text:p>
      <text:p text:style-name="P16">the string value is chirag</text:p>
      <text:p text:style-name="P16">the string value is {1: 'chirag', 2: 'dewangan'}</text:p>
      <text:p text:style-name="P16"/>
      <text:p text:style-name="P4"># format method </text:p>
      <text:p text:style-name="Standard"/>
      <text:p text:style-name="Standard">a="chirag"</text:p>
      <text:p text:style-name="Standard">b={'name':"dewangan",'age':21}</text:p>
      <text:p text:style-name="Standard">print("hello {0} please give your detail{1}",format(a,b))</text:p>
      <text:p text:style-name="Standard">print(f"hello{a} give your detail{d}")</text:p>
      <text:p text:style-name="Standard"/>
      <text:p text:style-name="P8">output</text:p>
      <text:p text:style-name="Standard">hello chirag please give your detail{'name': 'dewangan', 'age': 21}</text:p>
      <text:p text:style-name="Standard">hellochirag give your detail{'name': 'dewangan', 'age': 21}</text:p>
      <text:p text:style-name="P16"/>
      <text:p text:style-name="P7"/>
      <text:p text:style-name="P7"/>
      <text:p text:style-name="P7"/>
      <text:p text:style-name="P7"/>
      <text:p text:style-name="P65"><text:soft-page-break/>Flow Control</text:p>
      <text:p text:style-name="P66"><text:s/>-The flow of the program is always is <text:span text:style-name="T10">sequential.</text:span></text:p>
      <text:p text:style-name="P67">1-Conditional Statement</text:p>
      <text:p text:style-name="P67">2-Transfer Statement</text:p>
      <text:p text:style-name="P67">3-Iterative Statement</text:p>
      <text:p text:style-name="P66"/>
      <text:p text:style-name="P66">indentation- a block.</text:p>
      <text:p text:style-name="P66"><text:s text:c="20"/>Means things which comes under the braces(“{}”)</text:p>
      <text:p text:style-name="P66"/>
      <text:p text:style-name="P72">Conditional Statement</text:p>
      <text:p text:style-name="P72"/>
      <text:p text:style-name="P67">If,if-elif,else</text:p>
      <text:p text:style-name="P67"/>
      <text:p text:style-name="P74">a=input("Please enter your designation: ")<text:line-break/>if a=="Prof":<text:line-break/> <text:s text:c="3"/>print("very very good morning")<text:line-break/> <text:s text:c="3"/>print("end of indent if")<text:line-break/>elif a=='friend':<text:line-break/> <text:s text:c="3"/>print("or bhai badhiya")<text:line-break/>else:<text:line-break/> <text:s text:c="3"/>print("wish ni karna")</text:p>
      <text:p text:style-name="P74"/>
      <text:p text:style-name="P74">output</text:p>
      <text:p text:style-name="P38">Please enter your designation: <text:s/>Prof</text:p>
      <text:p text:style-name="P33">very very good morning</text:p>
      <text:p text:style-name="P34">end of indent if</text:p>
      <text:p text:style-name="P74"/>
      <text:p text:style-name="P72">Iterative Statement</text:p>
      <text:p text:style-name="P74">-range works from 0 to range-1</text:p>
      <text:p text:style-name="P74">range(stop)</text:p>
      <text:p text:style-name="P74">range(start,stop[,step])</text:p>
      <text:p text:style-name="P74"/>
      <text:p text:style-name="P72">note-<text:span text:style-name="T3">in python there is no pre-increment and post-increment</text:span></text:p>
      <text:p text:style-name="P74">#Iterative Statement</text:p>
      <text:p text:style-name="P74"/>
      <text:p text:style-name="P74"><text:span text:style-name="T2">For loop</text:span> <text:line-break/>l=[1,2,3,4,5]<text:line-break/>for _ in l:<text:line-break/> <text:s text:c="3"/>print(_)</text:p>
      <text:p text:style-name="P74"/>
      <text:p text:style-name="P74">output-</text:p>
      <text:p text:style-name="P38">1</text:p>
      <text:p text:style-name="P34">2</text:p>
      <text:p text:style-name="P34">3</text:p>
      <text:p text:style-name="P34">4</text:p>
      <text:p text:style-name="P34">5</text:p>
      <text:p text:style-name="P74"/>
      <text:p text:style-name="P74">n=len(l)<text:line-break/>sum=0<text:line-break/>for i in range(n):<text:line-break/> <text:s text:c="3"/>sum+=l[i]<text:line-break/>print(sum)</text:p>
      <text:p text:style-name="P74"/>
      <text:p text:style-name="P74"><text:soft-page-break/>output-</text:p>
      <text:p text:style-name="P40">15</text:p>
      <text:p text:style-name="P72"/>
      <text:p text:style-name="P74">sum=0<text:line-break/>for i in range(0,n,2):<text:line-break/> <text:s text:c="3"/>sum+=l[i]<text:line-break/>print(sum)</text:p>
      <text:p text:style-name="P74"/>
      <text:p text:style-name="P74">output-</text:p>
      <text:p text:style-name="P74">9</text:p>
      <text:p text:style-name="P74"/>
      <text:p text:style-name="P74"/>
      <text:p text:style-name="P67">While Loop</text:p>
      <text:p text:style-name="P74">#while loop<text:line-break/>n=int(input("enter the data:"))<text:line-break/>i=0<text:line-break/>while i&lt;n:<text:line-break/> <text:s text:c="3"/>print("value of i:",i)<text:line-break/> <text:s text:c="3"/>i+=1</text:p>
      <text:p text:style-name="P74"/>
      <text:p text:style-name="P74">output-</text:p>
      <text:p text:style-name="P35">enter the data: 6</text:p>
      <text:p text:style-name="P35">value of i: 0</text:p>
      <text:p text:style-name="P36">value of i: 1</text:p>
      <text:p text:style-name="P36">value of i: 2</text:p>
      <text:p text:style-name="P36">value of i: 3</text:p>
      <text:p text:style-name="P36">value of i: 4</text:p>
      <text:p text:style-name="P36">value of i: 5</text:p>
      <text:p text:style-name="P74"/>
      <text:p text:style-name="P74"/>
      <text:p text:style-name="P74"><text:span text:style-name="T2">#for else </text:span><text:line-break/>cart=[10,20,30,40,500]<text:line-break/>for item in cart:<text:line-break/> <text:s text:c="3"/>if item&gt;500:<text:line-break/> <text:s text:c="7"/>print("we cannot process")<text:line-break/> <text:s text:c="7"/>break<text:line-break/>else:<text:line-break/> <text:s text:c="3"/>print("all orders done successfully")</text:p>
      <text:p text:style-name="P74"/>
      <text:p text:style-name="P74">output-</text:p>
      <text:p text:style-name="P38">all orders done successfully</text:p>
      <text:p text:style-name="P38"/>
      <text:p text:style-name="P67">#while else</text:p>
      <text:p text:style-name="P74">cart=[10,20,30,40,500]<text:line-break/>i=0<text:line-break/>n=len(cart)<text:line-break/>while i&lt;n:<text:line-break/> <text:s text:c="3"/>if cart[i]&gt;400:<text:line-break/> <text:s text:c="7"/>print("we cannot process")<text:line-break/> <text:s text:c="7"/>break<text:line-break/> <text:s text:c="3"/>i+=1<text:line-break/>else:<text:line-break/> <text:s text:c="3"/>print("all orders done successfully")</text:p>
      <text:p text:style-name="P74"/>
      <text:p text:style-name="P74"><text:soft-page-break/>output-</text:p>
      <text:p text:style-name="P38">we cannot process</text:p>
      <text:p text:style-name="P74"/>
      <text:p text:style-name="P68">Pass Statement<text:span text:style-name="T13">-something that is not defined and you have to define it later is pass .</text:span></text:p>
      <text:p text:style-name="P68"/>
      <text:p text:style-name="P68"/>
      <text:p text:style-name="P79"><text:span text:style-name="T12">String</text:span><text:span text:style-name="T15">(sequence of character)</text:span></text:p>
      <text:p text:style-name="P75">-It is immutable</text:p>
      <text:p text:style-name="P80"><text:span text:style-name="T15">note-</text:span><text:span text:style-name="T16">there is no error given while running the string program in python</text:span></text:p>
      <text:p text:style-name="P75">-String support indexing </text:p>
      <text:p text:style-name="P75">-String support slicing</text:p>
      <text:p text:style-name="P75"><text:s text:c="24"/>-slicing can be done in 2 direction (forward and backward,syntex)</text:p>
      <text:p text:style-name="P81"/>
      <text:p text:style-name="P73">Slicing</text:p>
      <text:p text:style-name="P80"><text:span text:style-name="T15">#Note- </text:span><text:span text:style-name="T16">always count from begin to end -1 in forward direction</text:span></text:p>
      <text:p text:style-name="P75">#String support slicing<text:line-break/>a="chirag"<text:line-break/>print(a[0])</text:p>
      <text:p text:style-name="P75">output-</text:p>
      <text:p text:style-name="P39">c</text:p>
      <text:p text:style-name="P39"/>
      <text:p text:style-name="P42"/>
      <text:p text:style-name="P75">print(a[0:3])</text:p>
      <text:p text:style-name="P75">output-</text:p>
      <text:p text:style-name="P42">chi</text:p>
      <text:p text:style-name="P41"/>
      <text:p text:style-name="P42">#s[begin_index:end_index:step]<text:line-break/>#begin to end-1</text:p>
      <text:p text:style-name="P41"/>
      <text:p text:style-name="Standard">s="learning pythin is very very easy!!!"<text:line-break/>print(len(s))<text:line-break/>print(s[1:7:1])<text:line-break/>print(s[1:7])<text:line-break/>print(s[:7])<text:line-break/>print(s[7:])<text:line-break/>print(s[: :])<text:line-break/>print(s[:])<text:line-break/>print(s)<text:line-break/><text:line-break/>print(s[::-1])</text:p>
      <text:p text:style-name="Standard"/>
      <text:p text:style-name="P83">output-</text:p>
      <text:p text:style-name="P37">36</text:p>
      <text:p text:style-name="P34">earnin</text:p>
      <text:p text:style-name="P34">earnin</text:p>
      <text:p text:style-name="P34">learnin</text:p>
      <text:p text:style-name="P34">g pythin is very very easy!!!</text:p>
      <text:p text:style-name="P34">learning pythin is very very easy!!!</text:p>
      <text:p text:style-name="P34">learning pythin is very very easy!!!</text:p>
      <text:p text:style-name="P34">learning pythin is very very easy!!!</text:p>
      <text:p text:style-name="P34">!!!ysae yrev yrev si nihtyp gninrael</text:p>
      <text:p text:style-name="P83"/>
      <text:p text:style-name="P83"/>
      <text:p text:style-name="P83"/>
      <text:p text:style-name="P83"><text:soft-page-break/></text:p>
      <text:p text:style-name="P83">s="abcdefghij"</text:p>
      <text:p text:style-name="P83">print(s[1:6:2])<text:line-break/>print(s[::1])<text:line-break/># print(s[::-1])<text:line-break/># print(s[3:7:-1])<text:line-break/># print(s[7:4:-1])<text:line-break/># print(s[0:10000:1])<text:line-break/>#print(s[-4:1:-1])<text:line-break/># print(s[-4:8:-1])<text:line-break/># print(s[-4:8:-1])<text:line-break/>print(s[-4:1:-2])<text:line-break/>print(s[5:0:1])<text:line-break/>print(s[0:-10:-1])<text:line-break/>print(s[0:-11:-1])<text:line-break/>print(s[0:0:1])<text:line-break/>print(s[0:-9:-2])<text:line-break/>print(s[-5:-9:-2])<text:line-break/>print(s[10:-1:-1])<text:line-break/>print(s[10000:2:-1])</text:p>
      <text:p text:style-name="P83"/>
      <text:p text:style-name="P83">output-</text:p>
      <text:p text:style-name="P37">bdf</text:p>
      <text:p text:style-name="P34">abcdefghij</text:p>
      <text:p text:style-name="P34">gec</text:p>
      <text:p text:style-name="P64"/>
      <text:p text:style-name="P64"/>
      <text:p text:style-name="P34">a</text:p>
      <text:p text:style-name="P64"/>
      <text:p text:style-name="P64"/>
      <text:p text:style-name="P34">fd</text:p>
      <text:p text:style-name="P64"/>
      <text:p text:style-name="P34">jihgfed</text:p>
      <text:p text:style-name="Text_20_body"><text:line-break/></text:p>
      <text:p text:style-name="P12">Case Changing Methods</text:p>
      <text:p text:style-name="P85"><text:span text:style-name="T1">upper()</text:span>To convert all characters to upper case</text:p>
      <text:p text:style-name="P85">lower()  To convert all characters to lower case</text:p>
      <text:p text:style-name="P85">swapcase()  Converts all lower case characters to upper case and all upper case characters to lower case</text:p>
      <text:p text:style-name="P85">title()  To convert all character to title case. i.e first character in every word should be upper case and all remaining characters should be in lower case.</text:p>
      <text:p text:style-name="P85">capitalize()  Only first character will be converted to upper case and all remaining characters can be converted to lower case</text:p>
      <text:p text:style-name="P85">isalnum(): Returns True if all characters are alphanumeric( a to z , A to Z ,0 to9 )</text:p>
      <text:p text:style-name="P85">isalpha(): Returns True if all characters are only alphabet symbols(a to z,A to Z)</text:p>
      <text:p text:style-name="P85">isdigit(): Returns True if all characters are digits only( 0 to 9)</text:p>
      <text:p text:style-name="P85"><text:soft-page-break/>islower(): Returns True if all characters are lower case alphabet symbols</text:p>
      <text:p text:style-name="P85">isupper(): Returns True if all characters are upper case aplhabet symbols</text:p>
      <text:p text:style-name="P85">istitle(): Returns True if string is in title case</text:p>
      <text:p text:style-name="P85">isspace(): Returns True if string contains only spaces</text:p>
      <text:p text:style-name="P85"/>
      <text:h text:style-name="Heading_20_4" text:outline-level="4">Join function (Most Important method)</text:h>
      <text:p text:style-name="Text_20_body">The container should be always the collection of string.</text:p>
      <text:p text:style-name="Text_20_body">l=['1','2']</text:p>
      <text:p text:style-name="Text_20_body">sep=",".join(l)</text:p>
      <text:p text:style-name="Text_20_body">print(sep)</text:p>
      <text:p text:style-name="Text_20_body"/>
      <text:p text:style-name="Text_20_body">#Write a program to remove duplicate element from list</text:p>
      <text:p text:style-name="Text_20_body">inp=input("Enter the data ").split()</text:p>
      <text:p text:style-name="Text_20_body">l1=[]</text:p>
      <text:p text:style-name="Text_20_body">for i in inp:</text:p>
      <text:p text:style-name="Text_20_body"><text:s text:c="4"/>if i not in l1:</text:p>
      <text:p text:style-name="Text_20_body"><text:s text:c="8"/>l1.append(i)</text:p>
      <text:p text:style-name="Text_20_body"/>
      <text:p text:style-name="Text_20_body">print(l1)</text:p>
      <text:h text:style-name="P119" text:outline-level="3">#<text:span text:style-name="T17">Program to reverse the string</text:span></text:h>
      <text:p text:style-name="Preformatted_20_Text"><text:span text:style-name="Source_20_Text"><text:span text:style-name="T18">s=input("enter string ")</text:span></text:span></text:p>
      <text:p text:style-name="Preformatted_20_Text"><text:span text:style-name="Source_20_Text"><text:span text:style-name="T18">print(s[::-1])</text:span></text:span></text:p>
      <text:p text:style-name="Preformatted_20_Text"><text:span text:style-name="Source_20_Text"><text:span text:style-name="T18">print("".join(reversed(s)))</text:span></text:span></text:p>
      <text:p text:style-name="Preformatted_20_Text"><text:span text:style-name="Source_20_Text"/></text:p>
      <text:p text:style-name="P84"><text:span text:style-name="Source_20_Text"><text:span text:style-name="T19">#Program to reverse the sentence</text:span></text:span></text:p>
      <text:p text:style-name="P84"><text:span text:style-name="Source_20_Text"/></text:p>
      <text:p text:style-name="P84"><text:span text:style-name="Source_20_Text"><text:span text:style-name="T19">inp=input("Enter string ").split()</text:span></text:span></text:p>
      <text:p text:style-name="P84"><text:span text:style-name="Source_20_Text"><text:span text:style-name="T19">print(" ".join(reversed(inp)))</text:span></text:span></text:p>
      <text:p text:style-name="Text_20_body"/>
      <text:p text:style-name="P117">#Program to reverse the word in the string</text:p>
      <text:p text:style-name="P117">inp=input("Enter string ").split()</text:p>
      <text:p text:style-name="P117">for i in inp:</text:p>
      <text:p text:style-name="P117"><text:s text:c="4"/>print(i[::-1],end=" ")</text:p>
      <text:p text:style-name="P117"/>
      <text:p text:style-name="P82">#<text:span text:style-name="T14">Reverse Even words</text:span></text:p>
      <text:p text:style-name="P76"><text:soft-page-break/>l=input("Enter string ").split()</text:p>
      <text:p text:style-name="P76">l1=[]</text:p>
      <text:p text:style-name="P76">i=0</text:p>
      <text:p text:style-name="P76">while (i&lt;len(l)):</text:p>
      <text:p text:style-name="P76"><text:s text:c="4"/>if i%2==0:</text:p>
      <text:p text:style-name="P76"><text:s text:c="8"/>l1.append(l[i][::-1])</text:p>
      <text:p text:style-name="P76"><text:s text:c="4"/>else:</text:p>
      <text:p text:style-name="P76"><text:s text:c="8"/>l1.append(l[i])</text:p>
      <text:p text:style-name="P76"><text:s text:c="4"/>i+=1</text:p>
      <text:p text:style-name="P76">print(" ".join(l1))</text:p>
      <text:p text:style-name="P76"/>
      <text:p text:style-name="P69">Use of “print(“/b”)”</text:p>
      <text:p text:style-name="P69"/>
      <text:p text:style-name="P71">#program to get the frequency of every letter in a sentence</text:p>
      <text:p text:style-name="P71">#Input-ABCABCABCABBCDE</text:p>
      <text:p text:style-name="P77">s=input("Enter the data ")</text:p>
      <text:p text:style-name="P77">d={ }</text:p>
      <text:p text:style-name="P77">for x in s:</text:p>
      <text:p text:style-name="P77"><text:s text:c="4"/>if x in d.keys():</text:p>
      <text:p text:style-name="P77"><text:s text:c="8"/>d[x]=d[x]+1</text:p>
      <text:p text:style-name="P77"><text:s text:c="4"/>else:</text:p>
      <text:p text:style-name="P77"><text:s text:c="8"/>d[x]=1</text:p>
      <text:p text:style-name="P77">for k,v in d.items():</text:p>
      <text:p text:style-name="P77"><text:s text:c="8"/>print("{}-{}".format(k,v),end=",")</text:p>
      <text:p text:style-name="P77"><text:s text:c="8"/></text:p>
      <text:p text:style-name="P77">print("\b")</text:p>
      <text:p text:style-name="P77"/>
      <text:p text:style-name="P77">output-</text:p>
      <text:p text:style-name="P51">Enter the data ABCABCABCABBCDE</text:p>
      <text:p text:style-name="P44">A-4,B-5,C-4,D-1,E-1</text:p>
      <text:p text:style-name="P77"/>
      <text:p text:style-name="P71">#formating of dictionary with string format method</text:p>
      <text:p text:style-name="P77">person={"name":"rahul","age":35}</text:p>
      <text:p text:style-name="P77">print("hello {} ,your age is {}".format(person['name'],person['age']))</text:p>
      <text:p text:style-name="P77"/>
      <text:p text:style-name="P71">#formating of dictionary with string format method</text:p>
      <text:p text:style-name="P77">person={"name":"rahul","age":35}</text:p>
      <text:p text:style-name="P77">print("hello {name} ,your age is {age}".format(**person))</text:p>
      <text:p text:style-name="P77"/>
      <text:p text:style-name="P77">output-</text:p>
      <text:p text:style-name="P51">hello rahul ,your age is 35</text:p>
      <text:p text:style-name="P77"/>
      <text:p text:style-name="P70">#list( )</text:p>
      <text:p text:style-name="P78">l1=list(range(0,10,2))</text:p>
      <text:p text:style-name="P78">print(l1)</text:p>
      <text:p text:style-name="P78">output-</text:p>
      <text:p text:style-name="P52">[0, 2, 4, 6, 8]</text:p>
      <text:p text:style-name="P78"/>
      <text:p text:style-name="P30"/>
      <text:p text:style-name="P30"/>
      <text:p text:style-name="P30"/>
      <text:p text:style-name="P30"/>
      <text:p text:style-name="P30">#insert<text:span text:style-name="T21">()</text:span></text:p>
      <text:p text:style-name="P23"><text:soft-page-break/>l=list(range(0,101,10))</text:p>
      <text:p text:style-name="Standard">l.insert(2,88)</text:p>
      <text:p text:style-name="P116">print(l)</text:p>
      <text:p text:style-name="P116"/>
      <text:p text:style-name="P116">output-</text:p>
      <text:p text:style-name="P45">[0, 10, 88, 20, 30, 40, 50, 60, 70, 80, 90, 100]</text:p>
      <text:p text:style-name="P24"/>
      <text:p text:style-name="P29">#extend( )</text:p>
      <text:p text:style-name="P24">l=[1,2,3]</text:p>
      <text:p text:style-name="P24">l1=["rahul","dubey"]</text:p>
      <text:p text:style-name="P24">l2=l+l1</text:p>
      <text:p text:style-name="P24">print(l2)</text:p>
      <text:p text:style-name="P24">l.extend(l1)</text:p>
      <text:p text:style-name="P24">print(l)</text:p>
      <text:p text:style-name="P24">output-</text:p>
      <text:p text:style-name="P43">[1, 2, 3, 'rahul', 'dubey']</text:p>
      <text:p text:style-name="P44">[1, 2, 3, 'rahul', 'dubey']</text:p>
      <text:p text:style-name="Standard"/>
      <text:p text:style-name="P29">#pop()</text:p>
      <text:p text:style-name="P24">print(l.pop(2)<text:span text:style-name="T22">)</text:span></text:p>
      <text:p text:style-name="P96">output-</text:p>
      <text:p text:style-name="P46">3</text:p>
      <text:p text:style-name="P46"/>
      <text:p text:style-name="P57">#sort( )</text:p>
      <text:p text:style-name="P61">l=['chirag','amit','1,2,3']</text:p>
      <text:p text:style-name="P61">l.sort()</text:p>
      <text:p text:style-name="P61">print(l)</text:p>
      <text:p text:style-name="P61">output-</text:p>
      <text:p text:style-name="P47">['1,2,3', 'amit', 'chirag']</text:p>
      <text:p text:style-name="P61"/>
      <text:p text:style-name="P61"><text:span text:style-name="T1">#by default sort function use ascending order</text:span> </text:p>
      <text:p text:style-name="P61">l=[1,5,3]</text:p>
      <text:p text:style-name="P61">print(l.sort(reverse=True))</text:p>
      <text:p text:style-name="P61">print(l)</text:p>
      <text:p text:style-name="P61">output-</text:p>
      <text:p text:style-name="P47">None</text:p>
      <text:p text:style-name="P44">[5, 3, 1]</text:p>
      <text:p text:style-name="P61"/>
      <text:p text:style-name="P60">Aliasing-<text:span text:style-name="T3">The name given to something</text:span></text:p>
      <text:p text:style-name="P59">#Aliasing and copy</text:p>
      <text:p text:style-name="P63">x=[1,2,3,4,5]</text:p>
      <text:p text:style-name="P63">y=x.copy()</text:p>
      <text:p text:style-name="P63">print(y)</text:p>
      <text:p text:style-name="P63">print(id(x))</text:p>
      <text:p text:style-name="P63">print(id(y))</text:p>
      <text:p text:style-name="P63">output-</text:p>
      <text:p text:style-name="P47">[1, 2, 3, 4, 5]</text:p>
      <text:p text:style-name="P44">2712832966528</text:p>
      <text:p text:style-name="P44">2712833196096</text:p>
      <text:p text:style-name="P44"/>
      <text:p text:style-name="P44"/>
      <text:p text:style-name="P44"/>
      <text:p text:style-name="P44"/>
      <text:p text:style-name="P57"># clear function</text:p>
      <text:p text:style-name="P61"><text:soft-page-break/>x=[1,2,3,4,5]</text:p>
      <text:p text:style-name="P61">print(x)</text:p>
      <text:p text:style-name="P61">x.clear()</text:p>
      <text:p text:style-name="P61">print(x)</text:p>
      <text:p text:style-name="P28"/>
      <text:p text:style-name="P98">output-</text:p>
      <text:p text:style-name="P47">[1, 2, 3, 4, 5]</text:p>
      <text:p text:style-name="P44">[]</text:p>
      <text:p text:style-name="P98"/>
      <text:p text:style-name="P100">Tuple</text:p>
      <text:p text:style-name="P86">#tuple data structure</text:p>
      <text:p text:style-name="P103">t=1,2,3,4,5</text:p>
      <text:p text:style-name="P103">print(type(t))</text:p>
      <text:p text:style-name="P103">print(t)</text:p>
      <text:p text:style-name="P103">output-</text:p>
      <text:p text:style-name="P53">&lt;class 'tuple'&gt;</text:p>
      <text:p text:style-name="P44">(1, 2, 3, 4, 5)</text:p>
      <text:p text:style-name="P103"/>
      <text:p text:style-name="P86">#We can convert tuple into list and vice-versa</text:p>
      <text:p text:style-name="P103">t=(1,2,3,4,5)</text:p>
      <text:p text:style-name="P103">l=tuple(t)</text:p>
      <text:p text:style-name="P103">print(type(l))</text:p>
      <text:p text:style-name="P103">l=(1,2,3,4,5)</text:p>
      <text:p text:style-name="P103">t=list(l)</text:p>
      <text:p text:style-name="P103">print(type(t))</text:p>
      <text:p text:style-name="P99">output-</text:p>
      <text:p text:style-name="P48">&lt;class 'tuple'&gt;</text:p>
      <text:p text:style-name="P44">&lt;class 'list'&gt;</text:p>
      <text:p text:style-name="P113"/>
      <text:p text:style-name="P90">#tuple comprehension</text:p>
      <text:p text:style-name="P97"><text:span text:style-name="T4">-</text:span><text:span text:style-name="T5">There is no word like tuple comprehension</text:span></text:p>
      <text:p text:style-name="P99">t=(i**2 for i in range(10))</text:p>
      <text:p text:style-name="P99">print(type(t))</text:p>
      <text:p text:style-name="P99">output-</text:p>
      <text:p text:style-name="P48">&lt;class 'generator'&gt;</text:p>
      <text:p text:style-name="P99"/>
      <text:p text:style-name="P100">Dictionary</text:p>
      <text:p text:style-name="P99">-it is the key value pair for the representation</text:p>
      <text:p text:style-name="P99">-duplicate keys are not allowed but duplicate values allowed</text:p>
      <text:p text:style-name="P99">-Heterogenous object are allowed for both key and value</text:p>
      <text:p text:style-name="P99">-They are mutable in nature</text:p>
      <text:p text:style-name="P99">-indexing and slicing concept are not applicable on dictionary</text:p>
      <text:p text:style-name="P99">-In c++ and java dictionary is known as map</text:p>
      <text:p text:style-name="P99"/>
      <text:p text:style-name="P95">#How to create a dictionary</text:p>
      <text:p text:style-name="P99">d={ }</text:p>
      <text:p text:style-name="P99">e=dict()</text:p>
      <text:p text:style-name="P99">print(type(d))</text:p>
      <text:p text:style-name="P99">print(type(e))</text:p>
      <text:p text:style-name="P99">output-</text:p>
      <text:p text:style-name="P48">&lt;class 'dict'&gt;</text:p>
      <text:p text:style-name="P44">&lt;class 'dict'&gt;</text:p>
      <text:p text:style-name="P99"/>
      <text:p text:style-name="P99">d["name"]="chirag"</text:p>
      <text:p text:style-name="P99"><text:soft-page-break/>print(d)</text:p>
      <text:p text:style-name="P99">output-</text:p>
      <text:p text:style-name="P48">{'name': 'chirag'}</text:p>
      <text:p text:style-name="P99"/>
      <text:p text:style-name="P93">#get( )</text:p>
      <text:p text:style-name="P112">s='aabababaadddccacbd'</text:p>
      <text:p text:style-name="P112">d={}</text:p>
      <text:p text:style-name="P112">for i in s:</text:p>
      <text:p text:style-name="P112"><text:s text:c="4"/>d[i]=d.get(i,0)+1</text:p>
      <text:p text:style-name="P112">print(d)</text:p>
      <text:p text:style-name="P112">output-</text:p>
      <text:p text:style-name="P49">{'a': 7, 'b': 4, 'd': 4, 'c': 3}</text:p>
      <text:p text:style-name="P112"/>
      <text:p text:style-name="P112">#<text:span text:style-name="T1">Dictionary Comprehension</text:span></text:p>
      <text:p text:style-name="P112">d={x:x**2 for x in range(10)}</text:p>
      <text:p text:style-name="P112">print(d)</text:p>
      <text:p text:style-name="P112">output-</text:p>
      <text:p text:style-name="P49">{0: 0, 1: 1, 2: 4, 3: 9, 4: 16, 5: 25, 6: 36, 7: 49, 8: 64, 9: 81}</text:p>
      <text:p text:style-name="P112"/>
      <text:p text:style-name="P101">Set</text:p>
      <text:p text:style-name="P101"><text:span text:style-name="T6">-</text:span><text:span text:style-name="T7">It is used to remove the duplicates from the list</text:span></text:p>
      <text:p text:style-name="P102"><text:span text:style-name="T4">note</text:span><text:span text:style-name="T6">-insertion order is not preserved but we can sort </text:span></text:p>
      <text:p text:style-name="P104"><text:s text:c="8"/>-indexing and sorting is not allowed for the set</text:p>
      <text:p text:style-name="P104">-it can contain the heterogenous unique elements</text:p>
      <text:p text:style-name="P106">-Set only contain the unique value.</text:p>
      <text:p text:style-name="P101"><text:span text:style-name="T6">-</text:span><text:span text:style-name="T7">Set objects are mutable.</text:span></text:p>
      <text:p text:style-name="P101"/>
      <text:p text:style-name="P106">#how to create a set</text:p>
      <text:p text:style-name="P106">s={1,2,3,4,5}</text:p>
      <text:p text:style-name="P106">print(type(s))</text:p>
      <text:p text:style-name="P104">output-</text:p>
      <text:p text:style-name="P54">&lt;class 'set'&gt;</text:p>
      <text:p text:style-name="P102"/>
      <text:p text:style-name="P104">#Program to remove the duplicates from the list</text:p>
      <text:p text:style-name="P104">l=[1,2,2,3,3,4,5,6,5,4,6,7]</text:p>
      <text:p text:style-name="P104">a=set(l)</text:p>
      <text:p text:style-name="P104">print(a)</text:p>
      <text:p text:style-name="P104">output-</text:p>
      <text:p text:style-name="P118">{1, 2, 3, 4, 5, 6, 7}</text:p>
      <text:p text:style-name="P102"/>
      <text:p text:style-name="P104">#insertion order is not preserved</text:p>
      <text:p text:style-name="P91"># add() in set</text:p>
      <text:p text:style-name="P104">s={1,2,3,4}</text:p>
      <text:p text:style-name="P104">s.add(30)</text:p>
      <text:p text:style-name="P104">print(s)</text:p>
      <text:p text:style-name="P104">for i in range(6,10):</text:p>
      <text:p text:style-name="P104"><text:s text:c="4"/>s.add(i)</text:p>
      <text:p text:style-name="P104">print(s)</text:p>
      <text:p text:style-name="P104">output-</text:p>
      <text:p text:style-name="P54">{1, 2, 3, 4, 30}</text:p>
      <text:p text:style-name="P44">{1, 2, 3, 4, 6, 7, 8, 9, 30}</text:p>
      <text:p text:style-name="P102"/>
      <text:p text:style-name="P102"/>
      <text:p text:style-name="P92"><text:soft-page-break/><text:span text:style-name="T6">#Some set mathematical operation</text:span></text:p>
      <text:p text:style-name="P104">x={1,2,3,4,5}</text:p>
      <text:p text:style-name="P104">y={6,7,8,9}</text:p>
      <text:p text:style-name="P104">print(x.union(y))</text:p>
      <text:p text:style-name="P104">print(x.intersection(y))</text:p>
      <text:p text:style-name="P104">print(x-y)</text:p>
      <text:p text:style-name="P104">output-</text:p>
      <text:p text:style-name="P54">{1, 2, 3, 4, 5, 6, 7, 8, 9}</text:p>
      <text:p text:style-name="P44">set()</text:p>
      <text:p text:style-name="P44">{1, 2, 3, 4, 5}</text:p>
      <text:p text:style-name="P102"/>
      <text:p text:style-name="P87">#Set comprehension</text:p>
      <text:p text:style-name="P104">s={x*x for x in range(5)}</text:p>
      <text:p text:style-name="P104">print(s)</text:p>
      <text:p text:style-name="P104">output-</text:p>
      <text:p text:style-name="P54">{0, 1, 4, 9, 16}</text:p>
      <text:p text:style-name="P102"/>
      <text:p text:style-name="P115">Function</text:p>
      <text:p text:style-name="P104">-Function is a block of code</text:p>
      <text:p text:style-name="P104">-It is used increase the reusability</text:p>
      <text:p text:style-name="P104">-Function having two types</text:p>
      <text:p text:style-name="P104"><text:s text:c="18"/>-one is builtin and the other one is user-defined</text:p>
      <text:p text:style-name="P104">-mandatory things</text:p>
      <text:p text:style-name="P104"><text:s text:c="16"/>#one is ‘def’ keyword</text:p>
      <text:p text:style-name="P104"><text:s text:c="16"/>#return keyword(optional)</text:p>
      <text:p text:style-name="P104"/>
      <text:p text:style-name="P87">#how to create Function</text:p>
      <text:p text:style-name="P104">def hello():</text:p>
      <text:p text:style-name="P104"><text:s text:c="4"/>print("Hello")</text:p>
      <text:p text:style-name="P104">hello()</text:p>
      <text:p text:style-name="P104">output-</text:p>
      <text:p text:style-name="P54">Hello</text:p>
      <text:p text:style-name="P104"/>
      <text:p text:style-name="P104">def func_name(parameters):</text:p>
      <text:p text:style-name="P104"><text:s text:c="4"/>"""this is function doc string"""</text:p>
      <text:p text:style-name="P104"><text:s text:c="4"/>pass</text:p>
      <text:p text:style-name="P104">func_name("tt") #function calling</text:p>
      <text:p text:style-name="P104">print(type(func_name)) #function type identification</text:p>
      <text:p text:style-name="P104">print(func_name)</text:p>
      <text:p text:style-name="P104">y=func_name</text:p>
      <text:p text:style-name="P104">print(y('chirag'))</text:p>
      <text:p text:style-name="P104">output-</text:p>
      <text:p text:style-name="P54">&lt;class 'function'&gt;</text:p>
      <text:p text:style-name="P44">&lt;function func_name at 0x00000191A1E351C0&gt;</text:p>
      <text:p text:style-name="P44">None</text:p>
      <text:p text:style-name="P104"/>
      <text:p text:style-name="P110">#In python the arguments and parameters are same</text:p>
      <text:p text:style-name="P88">#types of arguments</text:p>
      <text:p text:style-name="P88">#types of arg in python</text:p>
      <text:p text:style-name="P88"># #positional </text:p>
      <text:p text:style-name="P88">#keyword</text:p>
      <text:p text:style-name="P88">#default</text:p>
      <text:p text:style-name="P88">#variable length</text:p>
      <text:p text:style-name="P88"><text:soft-page-break/>-default argument should be in last </text:p>
      <text:p text:style-name="P88"/>
      <text:p text:style-name="P88">#keyword</text:p>
      <text:p text:style-name="P105">def wish(name,msg):</text:p>
      <text:p text:style-name="P105"><text:s text:c="4"/>print(f"hello {name},{msg}")</text:p>
      <text:p text:style-name="P105">wish("chirag","how r u?")</text:p>
      <text:p text:style-name="P105">wish(msg="how r u?",name="chirag")</text:p>
      <text:p text:style-name="P105">wish("chirag",msg='how r u?',)</text:p>
      <text:p text:style-name="P105">output-</text:p>
      <text:p text:style-name="P55">hello chirag,how r u?</text:p>
      <text:p text:style-name="P44">hello chirag,how r u?</text:p>
      <text:p text:style-name="P44">hello chirag,how r u?</text:p>
      <text:p text:style-name="P44"/>
      <text:p text:style-name="P58">#default argument</text:p>
      <text:p text:style-name="P62">def wish(name='chirag'):</text:p>
      <text:p text:style-name="P62"><text:s text:c="4"/>print(f"hello {name}")</text:p>
      <text:p text:style-name="P62">wish()</text:p>
      <text:p text:style-name="P105">output-</text:p>
      <text:p text:style-name="P55">hello chirag</text:p>
      <text:p text:style-name="P105"/>
      <text:p text:style-name="P110">NOTE-<text:span text:style-name="T3">There is no operator overloading in python</text:span></text:p>
      <text:p text:style-name="P110"/>
      <text:p text:style-name="P88">#variable length<text:span text:style-name="T3"/></text:p>
      <text:p text:style-name="P88"># '*' is used to represent the variable length <text:span text:style-name="T3"/></text:p>
      <text:p text:style-name="P105">def f1(*n):<text:span text:style-name="T3"/></text:p>
      <text:p text:style-name="P105"><text:s text:c="4"/>print(type(n))<text:span text:style-name="T3"/></text:p>
      <text:p text:style-name="P105"><text:s text:c="4"/>print(n)<text:span text:style-name="T3"/></text:p>
      <text:p text:style-name="P105"><text:s text:c="4"/>sum=0<text:span text:style-name="T3"/></text:p>
      <text:p text:style-name="P105"><text:s text:c="4"/>for i in n:<text:span text:style-name="T3"/></text:p>
      <text:p text:style-name="P105"><text:s text:c="8"/>sum+=i<text:span text:style-name="T3"/></text:p>
      <text:p text:style-name="P105"><text:s text:c="4"/>return(sum)<text:span text:style-name="T3"/></text:p>
      <text:p text:style-name="P105">print(f1(1,2,3))<text:span text:style-name="T3"/></text:p>
      <text:p text:style-name="P107">output-<text:span text:style-name="T3"/></text:p>
      <text:p text:style-name="P128">&lt;class 'tuple'&gt;<text:span text:style-name="T3"/></text:p>
      <text:p text:style-name="P44">(1, 2, 3)<text:span text:style-name="T3"/></text:p>
      <text:p text:style-name="P44">6<text:span text:style-name="T3"/></text:p>
      <text:p text:style-name="P107"/>
      <text:p text:style-name="P125">important<text:span text:style-name="T3"/></text:p>
      <text:p text:style-name="P121">#keyword variable length argument<text:span text:style-name="T3"/></text:p>
      <text:p text:style-name="P107">def f1(**n):<text:span text:style-name="T3"/></text:p>
      <text:p text:style-name="P107"><text:s text:c="4"/>print(n)<text:span text:style-name="T3"/></text:p>
      <text:p text:style-name="P107"><text:s text:c="4"/>print(type(n))<text:span text:style-name="T3"/></text:p>
      <text:p text:style-name="P107">f1(name='chirag',surname='dewangan',son='ashu')<text:span text:style-name="T3"/></text:p>
      <text:p text:style-name="P107">output-<text:span text:style-name="T3"/></text:p>
      <text:p text:style-name="P108"/>
      <text:p text:style-name="P118">{'name': 'chirag', 'surname': 'dewangan', 'son': 'ashu'}<text:span text:style-name="T3"/></text:p>
      <text:p text:style-name="P133">&lt;class 'dict'&gt;<text:span text:style-name="T3"/></text:p>
      <text:p text:style-name="P107"/>
      <text:p text:style-name="P125">Types of variables<text:span text:style-name="T3"/></text:p>
      <text:p text:style-name="P121">#Types of variables<text:span text:style-name="T3"/></text:p>
      <text:p text:style-name="P121">#On the basis of scope <text:span text:style-name="T3"/></text:p>
      <text:p text:style-name="P121">#local<text:span text:style-name="T3"/></text:p>
      <text:p text:style-name="P121">#global<text:span text:style-name="T3"/></text:p>
      <text:p text:style-name="P107"/>
      <text:p text:style-name="P107"><text:soft-page-break/>a=10 #Global variable<text:span text:style-name="T3"/></text:p>
      <text:p text:style-name="P107">def f1():<text:span text:style-name="T3"/></text:p>
      <text:p text:style-name="P107"><text:s text:c="4"/>print(a)<text:span text:style-name="T3"/></text:p>
      <text:p text:style-name="P107">def f2():<text:span text:style-name="T3"/></text:p>
      <text:p text:style-name="P107"><text:s text:c="4"/>print(a)<text:span text:style-name="T3"/></text:p>
      <text:p text:style-name="P107">f1()<text:span text:style-name="T3"/></text:p>
      <text:p text:style-name="P107">f2()<text:span text:style-name="T3"/></text:p>
      <text:p text:style-name="P107">output-<text:span text:style-name="T3"/></text:p>
      <text:p text:style-name="P128">10<text:span text:style-name="T3"/></text:p>
      <text:p text:style-name="P44">10<text:span text:style-name="T3"/></text:p>
      <text:p text:style-name="P107"/>
      <text:p text:style-name="P107">def f1():<text:span text:style-name="T3"/></text:p>
      <text:p text:style-name="P107"><text:s text:c="4"/>a=100 <text:s/>#local variable<text:span text:style-name="T3"/></text:p>
      <text:p text:style-name="P107"><text:s text:c="4"/>print(a)<text:span text:style-name="T3"/></text:p>
      <text:p text:style-name="P107">def f2():<text:span text:style-name="T3"/></text:p>
      <text:p text:style-name="P107"><text:s text:c="4"/>print(a)<text:span text:style-name="T3"/></text:p>
      <text:p text:style-name="P107">f1()<text:span text:style-name="T3"/></text:p>
      <text:p text:style-name="P107">f2()<text:span text:style-name="T3"/></text:p>
      <text:p text:style-name="P107">output-<text:span text:style-name="T3"/></text:p>
      <text:p text:style-name="P128">100<text:span text:style-name="T3"/></text:p>
      <text:p text:style-name="P44">10<text:span text:style-name="T3"/></text:p>
      <text:p text:style-name="P107"/>
      <text:p text:style-name="P121">#global keyword<text:span text:style-name="T3"/></text:p>
      <text:p text:style-name="P107">a=10<text:span text:style-name="T3"/></text:p>
      <text:p text:style-name="P107">def f1():<text:span text:style-name="T3"/></text:p>
      <text:p text:style-name="P107"><text:s text:c="4"/>global a<text:span text:style-name="T3"/></text:p>
      <text:p text:style-name="P107"><text:s text:c="4"/>a=100 <text:s/>#local variable<text:span text:style-name="T3"/></text:p>
      <text:p text:style-name="P107"><text:s text:c="4"/>print(a)<text:span text:style-name="T3"/></text:p>
      <text:p text:style-name="P107">def f2():<text:span text:style-name="T3"/></text:p>
      <text:p text:style-name="P107"><text:s text:c="4"/>print(a)<text:span text:style-name="T3"/></text:p>
      <text:p text:style-name="P107">f1()<text:span text:style-name="T3"/></text:p>
      <text:p text:style-name="P107">f2()<text:span text:style-name="T3"/></text:p>
      <text:p text:style-name="P107">output-<text:span text:style-name="T3"/></text:p>
      <text:p text:style-name="P128">100<text:span text:style-name="T3"/></text:p>
      <text:p text:style-name="P44">100<text:span text:style-name="T3"/></text:p>
      <text:p text:style-name="P107"/>
      <text:p text:style-name="P121"># recursion function<text:span text:style-name="T3"/></text:p>
      <text:p text:style-name="P121"># factorial program<text:span text:style-name="T3"/></text:p>
      <text:p text:style-name="P107">def fact(n):<text:span text:style-name="T3"/></text:p>
      <text:p text:style-name="P107"><text:s text:c="4"/>if n==0:<text:span text:style-name="T3"/></text:p>
      <text:p text:style-name="P107"><text:s text:c="8"/>result=1<text:span text:style-name="T3"/></text:p>
      <text:p text:style-name="P107"><text:s text:c="4"/>else:<text:span text:style-name="T3"/></text:p>
      <text:p text:style-name="P107"><text:s text:c="8"/>result=n*fact(n-1)<text:span text:style-name="T3"/></text:p>
      <text:p text:style-name="P107"><text:s text:c="4"/>return(result)<text:span text:style-name="T3"/></text:p>
      <text:p text:style-name="P107">fact(5)<text:span text:style-name="T3"/></text:p>
      <text:p text:style-name="P107">output-<text:span text:style-name="T3"/></text:p>
      <text:p text:style-name="P128">120<text:span text:style-name="T3"/></text:p>
      <text:p text:style-name="P107"/>
      <text:p text:style-name="P111">Lambda function</text:p>
      <text:p text:style-name="P89">#python on concept to increase the readability of code</text:p>
      <text:p text:style-name="P89">#nameless function or anonymous funtion,lambda function</text:p>
      <text:p text:style-name="P109">x=lambda n:n*n</text:p>
      <text:p text:style-name="P109">print(x(2))</text:p>
      <text:p text:style-name="P109"><text:soft-page-break/>output-</text:p>
      <text:p text:style-name="P56">4</text:p>
      <text:p text:style-name="P109"/>
      <text:p text:style-name="P89">#Write a lambda function to find the biggest of the given value</text:p>
      <text:p text:style-name="P109">x=lambda n:max(n)</text:p>
      <text:p text:style-name="P109">a=input()</text:p>
      <text:p text:style-name="P109">print(x(a))</text:p>
      <text:p text:style-name="P109">output-</text:p>
      <text:p text:style-name="P56">3456</text:p>
      <text:p text:style-name="P44">6</text:p>
      <text:p text:style-name="P109"/>
      <text:p text:style-name="P109">s=lambda a,b,c:a if a&gt;b and a&gt;c else b if b&gt;c else c</text:p>
      <text:p text:style-name="P109">s(2,5,4)</text:p>
      <text:p text:style-name="P109">output-</text:p>
      <text:p text:style-name="P56">5</text:p>
      <text:p text:style-name="P109"/>
      <text:p text:style-name="P109">s=lambda *n:max(n)</text:p>
      <text:p text:style-name="P109">s(2,5,4)</text:p>
      <text:p text:style-name="P109">output:</text:p>
      <text:p text:style-name="P43">5</text:p>
      <text:p text:style-name="Preformatted_20_Text"/>
      <text:p text:style-name="P13">#<text:span text:style-name="T20">Filter function</text:span></text:p>
      <text:p text:style-name="P94">(#filter function</text:p>
      <text:p text:style-name="P94">#filter(functionidentifier,sequence))</text:p>
      <text:p text:style-name="P114">def even(x):</text:p>
      <text:p text:style-name="P114"><text:s text:c="4"/>if x%2==0:</text:p>
      <text:p text:style-name="P114"><text:s text:c="8"/>return True</text:p>
      <text:p text:style-name="P114"><text:s text:c="4"/>else:</text:p>
      <text:p text:style-name="P114"><text:s text:c="8"/>return False</text:p>
      <text:p text:style-name="P114">l=[1,2,3,4,5,6,7,8,9,0]</text:p>
      <text:p text:style-name="P114">x=list(filter(even,l))</text:p>
      <text:p text:style-name="P114">print(x)</text:p>
      <text:p text:style-name="P114">output-</text:p>
      <text:p text:style-name="P50">[2, 4, 6, 8, 0]</text:p>
      <text:p text:style-name="P114"/>
      <text:p text:style-name="P114">y=lambda n:n%2==0</text:p>
      <text:p text:style-name="P114">a=list(filter(y,l))</text:p>
      <text:p text:style-name="P114">print(a)</text:p>
      <text:p text:style-name="P114">output-</text:p>
      <text:p text:style-name="P50">[2, 4, 6, 8, 0]</text:p>
      <text:p text:style-name="P114"/>
      <text:p text:style-name="P126">Generator function</text:p>
      <text:p text:style-name="P122">#generator function</text:p>
      <text:p text:style-name="P122">#it uses yield keyword</text:p>
      <text:p text:style-name="P127">def mygen():</text:p>
      <text:p text:style-name="P127"><text:s text:c="4"/>yield 'a'</text:p>
      <text:p text:style-name="P127"><text:s text:c="4"/>yield 'b'</text:p>
      <text:p text:style-name="P127"><text:s text:c="4"/>yield 'c'</text:p>
      <text:p text:style-name="P127">print(type(mygen))</text:p>
      <text:p text:style-name="P127">g=mygen()</text:p>
      <text:p text:style-name="P127">print(next(g))</text:p>
      <text:p text:style-name="P127">print(next(g))</text:p>
      <text:p text:style-name="P127">print(next(g))</text:p>
      <text:p text:style-name="P127"><text:soft-page-break/>output-</text:p>
      <text:p text:style-name="P43">&lt;class 'function'&gt;</text:p>
      <text:p text:style-name="P44">a</text:p>
      <text:p text:style-name="P44">b</text:p>
      <text:p text:style-name="P44">c</text:p>
      <text:p text:style-name="Preformatted_20_Text"/>
      <text:p text:style-name="P134">Decorator function</text:p>
      <text:p text:style-name="P127">def decor1(func):</text:p>
      <text:p text:style-name="P127"><text:s text:c="4"/>def inner():</text:p>
      <text:p text:style-name="P127"><text:s text:c="8"/>x=func()</text:p>
      <text:p text:style-name="P127"><text:s text:c="8"/>return(x*x)</text:p>
      <text:p text:style-name="P127"><text:s text:c="4"/>return(inner)</text:p>
      <text:p text:style-name="P127"/>
      <text:p text:style-name="P127">def decor(func):</text:p>
      <text:p text:style-name="P127"><text:s text:c="4"/>def inner():</text:p>
      <text:p text:style-name="P127"><text:s text:c="8"/>x=func()</text:p>
      <text:p text:style-name="P127"><text:s text:c="8"/>return(2*x)</text:p>
      <text:p text:style-name="P127"><text:s text:c="4"/>return inner</text:p>
      <text:p text:style-name="P127"/>
      <text:p text:style-name="P127">@decor1</text:p>
      <text:p text:style-name="P127">@decor</text:p>
      <text:p text:style-name="P127">def num():</text:p>
      <text:p text:style-name="P127"><text:s text:c="4"/>return(10)</text:p>
      <text:p text:style-name="P127">print(num())</text:p>
      <text:p text:style-name="P127">output-</text:p>
      <text:p text:style-name="P131">400</text:p>
      <text:p text:style-name="P127"/>
      <text:p text:style-name="P136">#fake data generation</text:p>
      <text:p text:style-name="P127">import random,time</text:p>
      <text:p text:style-name="P127">names=['rahul','vasu','gaurang','divyanshu','ayush']</text:p>
      <text:p text:style-name="P127">subjects=['hidni','english','maths','science']</text:p>
      <text:p text:style-name="P127">def peop_list(num):</text:p>
      <text:p text:style-name="P127"><text:s text:c="4"/>result=[]</text:p>
      <text:p text:style-name="P127"><text:s text:c="4"/>for i in range(num):</text:p>
      <text:p text:style-name="P127"><text:s text:c="8"/>person={'id':i,"name":random.choice(names),"subjects":random.choice(subjects)}</text:p>
      <text:p text:style-name="P127"><text:s text:c="8"/>result.append(person)</text:p>
      <text:p text:style-name="P127"><text:s text:c="4"/>return(result)</text:p>
      <text:p text:style-name="P127">def peop_gen(num):</text:p>
      <text:p text:style-name="P127"><text:s text:c="4"/>for i in range(num):</text:p>
      <text:p text:style-name="P127"><text:s text:c="8"/>person={'id':i,"name":random.choice(names),"subjects":random.choice(subjects)}</text:p>
      <text:p text:style-name="P127"><text:s text:c="8"/>result.append(person)</text:p>
      <text:p text:style-name="P127"><text:s text:c="8"/>yield result</text:p>
      <text:p text:style-name="P127"><text:s text:c="4"/>return(result)</text:p>
      <text:p text:style-name="P127">peop_list(10)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37"><text:soft-page-break/>Module</text:p>
      <text:p text:style-name="P139">-A group of function ,classes and variables</text:p>
      <text:p text:style-name="P139">-It is nothing more then .py file</text:p>
      <text:p text:style-name="P139"/>
      <text:p text:style-name="P138">note-<text:span text:style-name="T3">In python there is one special variable(magic variable)</text:span></text:p>
      <text:p text:style-name="P138"><text:span text:style-name="T3"><text:s text:c="9"/>#__name__</text:span></text:p>
      <text:p text:style-name="P138"><text:span text:style-name="T3"><text:s text:c="7"/>-this variable store the data </text:span></text:p>
      <text:p text:style-name="P138"><text:span text:style-name="T3"><text:s text:c="7"/>-individually or in some other module the program is executed</text:span></text:p>
      <text:p text:style-name="P138"><text:span text:style-name="T3"><text:s text:c="7"/>-if program executed individually</text:span></text:p>
      <text:p text:style-name="P138"><text:span text:style-name="T3"><text:s text:c="7"/>-the stored value will be __main__</text:span></text:p>
      <text:p text:style-name="P138"><text:span text:style-name="T3"><text:s text:c="7"/>-otherwise it will contain the name of <text:s/>module where it is defined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monospace" svg:font-family="monospac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10:56:50.601000000</meta:creation-date>
    <dc:date>2023-08-18T13:04:06.304000000</dc:date>
    <meta:editing-duration>P1DT4H21M15S</meta:editing-duration>
    <meta:editing-cycles>17</meta:editing-cycles>
    <meta:generator>LibreOffice/7.5.2.2$Windows_X86_64 LibreOffice_project/53bb9681a964705cf672590721dbc85eb4d0c3a2</meta:generator>
    <meta:document-statistic meta:table-count="0" meta:image-count="0" meta:object-count="0" meta:page-count="19" meta:paragraph-count="716" meta:word-count="2096" meta:character-count="15184" meta:non-whitespace-character-count="13165"/>
  </office:meta>
</office:document-meta>
</file>